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5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2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2-0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6668" calcext:value-type="float">
            <text:p>21.34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4404" calcext:value-type="float">
            <text:p>21.354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89095714286" calcext:value-type="float">
            <text:p>21.42890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92408275862" calcext:value-type="float">
            <text:p>21.4892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87749230769" calcext:value-type="float">
            <text:p>21.498774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9241" calcext:value-type="float">
            <text:p>21.359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5485714286" calcext:value-type="float">
            <text:p>21.207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2331034483" calcext:value-type="float">
            <text:p>21.2172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87368888889" calcext:value-type="float">
            <text:p>21.24873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8756" calcext:value-type="float">
            <text:p>21.28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64986666667" calcext:value-type="float">
            <text:p>21.3464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12844137931" calcext:value-type="float">
            <text:p>21.39128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14998709677" calcext:value-type="float">
            <text:p>21.6114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08228" calcext:value-type="float">
            <text:p>21.670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8345806452" calcext:value-type="float">
            <text:p>21.7208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8216" calcext:value-type="float">
            <text:p>21.76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31478709677" calcext:value-type="float">
            <text:p>21.8431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05047741935" calcext:value-type="float">
            <text:p>21.8105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1888" calcext:value-type="float">
            <text:p>21.80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48193548387" calcext:value-type="float">
            <text:p>21.844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38272" calcext:value-type="float">
            <text:p>21.88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53455483871" calcext:value-type="float">
            <text:p>21.925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14" calcext:value-type="float">
            <text:p>21.94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7256" calcext:value-type="float">
            <text:p>21.9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3786" calcext:value-type="float">
            <text:p>22.16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80176" calcext:value-type="float">
            <text:p>22.18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548" calcext:value-type="float">
            <text:p>22.2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85607741936" calcext:value-type="float">
            <text:p>22.2585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16728" calcext:value-type="float">
            <text:p>22.12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012" calcext:value-type="float">
            <text:p>22.06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79710967742" calcext:value-type="float">
            <text:p>22.0879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61677241379" calcext:value-type="float">
            <text:p>22.12616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9480516129" calcext:value-type="float">
            <text:p>22.169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51154285714" calcext:value-type="float">
            <text:p>22.20511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7476129032" calcext:value-type="float">
            <text:p>22.2417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66578064516" calcext:value-type="float">
            <text:p>22.3466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98968" calcext:value-type="float">
            <text:p>22.3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34072258064" calcext:value-type="float">
            <text:p>22.44340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9004" calcext:value-type="float">
            <text:p>22.494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47721290323" calcext:value-type="float">
            <text:p>22.4747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0983225806" calcext:value-type="float">
            <text:p>22.4790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8484" calcext:value-type="float">
            <text:p>22.332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75227096774" calcext:value-type="float">
            <text:p>22.1875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5348" calcext:value-type="float">
            <text:p>22.21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41276129032" calcext:value-type="float">
            <text:p>22.2341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0306" calcext:value-type="float">
            <text:p>22.260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87169032258" calcext:value-type="float">
            <text:p>22.2787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58598709677" calcext:value-type="float">
            <text:p>22.2058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56528" calcext:value-type="float">
            <text:p>22.21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96828387097" calcext:value-type="float">
            <text:p>22.2396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77152" calcext:value-type="float">
            <text:p>22.25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0359483871" calcext:value-type="float">
            <text:p>22.2703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34944516129" calcext:value-type="float">
            <text:p>22.133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8456" calcext:value-type="float">
            <text:p>21.95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33734193548" calcext:value-type="float">
            <text:p>21.8533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2872" calcext:value-type="float">
            <text:p>21.88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931483871" calcext:value-type="float">
            <text:p>21.89393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63286896552" calcext:value-type="float">
            <text:p>21.91632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23467096774" calcext:value-type="float">
            <text:p>21.9223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9236129032" calcext:value-type="float">
            <text:p>21.74492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3924" calcext:value-type="float">
            <text:p>21.74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284516129" calcext:value-type="float">
            <text:p>21.7442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85976" calcext:value-type="float">
            <text:p>21.7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2458064516" calcext:value-type="float">
            <text:p>21.7172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30846451613" calcext:value-type="float">
            <text:p>21.583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92664" calcext:value-type="float">
            <text:p>21.35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33888" calcext:value-type="float">
            <text:p>21.3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4203870968" calcext:value-type="float">
            <text:p>21.3934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7794285714" calcext:value-type="float">
            <text:p>21.42177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73127741935" calcext:value-type="float">
            <text:p>21.4173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785" calcext:value-type="float">
            <text:p>21.393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6308173913" calcext:value-type="float">
            <text:p>21.416308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829344" calcext:value-type="float">
            <text:p>21.428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04271304348" calcext:value-type="float">
            <text:p>21.440427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2459" calcext:value-type="float">
            <text:p>21.452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53717142857" calcext:value-type="float">
            <text:p>21.42537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32896" calcext:value-type="float">
            <text:p>21.44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45088" calcext:value-type="float">
            <text:p>21.44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47552" calcext:value-type="float">
            <text:p>21.43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0704" calcext:value-type="float">
            <text:p>21.44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1024" calcext:value-type="float">
            <text:p>21.4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022" calcext:value-type="float">
            <text:p>20.81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778" calcext:value-type="float">
            <text:p>20.3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1164" calcext:value-type="float">
            <text:p>19.98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435098432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32" meta:object-count="0"/>
    <meta:user-defined meta:name="AppVersion">3.0</meta:user-defined>
  </office:meta>
</office:document-meta>
</file>